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1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GOD WATCHES THE HEART (21:1-8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IT'S SIMPLER BEING ALONE (21:9-1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THE WAY OF THE WISE IS PROFITABLE (21:20-2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"VICTORY BELONGS TO THE LORD" (21:30-31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1</dc:title>
    <meta:initial-creator>David STRICKLAND</meta:initial-creator>
    <dc:creator>David STRICKLAND</dc:creator>
    <meta:creation-date>2020-02-22T17:37:05Z</meta:creation-date>
    <dc:date>2020-02-22T17:37:06Z</dc:date>
    <meta:template xlink:href="BibleStudy" xlink:type="simple"/>
    <meta:editing-cycles>1</meta:editing-cycles>
    <meta:editing-duration>PT0S</meta:editing-duration>
    <meta:document-statistic meta:paragraph-count="5" meta:word-count="40"/>
  </office:meta>
</office:document-meta>
</file>